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</text:p>
      <text:p text:style-name="P1">Enclosed is my bill for work done on the new website. <text:s/>I tried to keep the cost down for you and Mike, as you give me a lot of work. <text:s/>Hope the total is okay. <text:s/>Let me know if you have any questions or concerns.</text:p>
      <text:p text:style-name="P1"/>
      <text:p text:style-name="P1">Cheers!</text:p>
      <text:p text:style-name="P1"/>
      <text:p text:style-name="P1">JohnC</text:p>
      <text:p text:style-name="P1">591.597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Cowan</meta:initial-creator>
    <meta:creation-date>2012-10-07T10:30:04</meta:creation-date>
    <meta:printed-by>John Cowan</meta:printed-by>
    <meta:print-date>2012-10-07T10:33:15</meta:print-date>
    <meta:document-statistic meta:table-count="0" meta:image-count="0" meta:object-count="0" meta:page-count="1" meta:paragraph-count="5" meta:word-count="49" meta:character-count="232"/>
    <dc:date>2012-10-07T10:34:20</dc:date>
    <dc:creator>John Cowan</dc:creator>
    <meta:editing-duration>PT4M16S</meta:editing-duration>
    <meta:editing-cycles>1</meta:editing-cycles>
    <meta:generator>OpenOffice.org/3.3$Unix OpenOffice.org_project/330m20$Build-9567</meta:generator>
  </office:meta>
</office:document-meta>
</file>